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BA845A0EBDDB5DB5.png" manifest:media-type="image/png"/>
  <manifest:file-entry manifest:full-path="Pictures/10000000000000DE000000E35BD36EB3D56D443D.jpg" manifest:media-type="image/jpeg"/>
  <manifest:file-entry manifest:full-path="Pictures/1000000000000140000001401B833A9E5EDA5AF0.jpg" manifest:media-type="image/jpeg"/>
  <manifest:file-entry manifest:full-path="Pictures/10000001000000E1000000E1BDE849190BEDC3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18cm" svg:stroke-color="#b47804" draw:fill="solid" draw:fill-color="#ea7500" draw:opacity-name="msTransGradient_20_1" draw:textarea-vertical-align="top" draw:auto-grow-height="false" fo:min-height="2.857cm" fo:min-width="16.63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18cm" svg:stroke-color="#b47804" draw:fill="solid" draw:fill-color="#ea7500" draw:opacity-name="msTransGradient_20_1" draw:textarea-vertical-align="top" draw:auto-grow-height="false" fo:min-height="0.721cm" fo:min-width="16.63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18cm" svg:stroke-color="#b47804" draw:fill="solid" draw:fill-color="#ea7500" draw:opacity-name="msTransGradient_20_1" draw:textarea-vertical-align="top" draw:auto-grow-height="false" fo:min-height="1.894cm" fo:min-width="16.673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407cm" fo:min-width="0cm" fo:padding-top="0.222cm" fo:padding-bottom="0.222cm" fo:padding-left="0.347cm" fo:padding-right="0.347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883cm" fo:min-width="0cm" fo:padding-top="0.222cm" fo:padding-bottom="0.222cm" fo:padding-left="0.347cm" fo:padding-right="0.347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192cm" fo:min-width="0cm" fo:padding-top="0.222cm" fo:padding-bottom="0.222cm" fo:padding-left="0.347cm" fo:padding-right="0.347cm" fo:wrap-option="wrap"/>
    </style:style>
    <style:style style:name="gr14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534cm" fo:min-width="0cm" fo:padding-top="0.222cm" fo:padding-bottom="0.222cm" fo:padding-left="0.347cm" fo:padding-right="0.347cm" fo:wrap-option="wrap"/>
    </style:style>
    <style:style style:name="gr15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954cm" fo:min-width="0cm" fo:padding-top="0.222cm" fo:padding-bottom="0.222cm" fo:padding-left="0.347cm" fo:padding-right="0.347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draw:stroke-linejoin="miter" draw:fill="none" draw:textarea-vertical-align="top" draw:auto-grow-height="false" fo:min-height="0.496cm" fo:min-width="0cm" fo:padding-top="0.222cm" fo:padding-bottom="0.222cm" fo:padding-left="0.347cm" fo:padding-right="0.347cm" fo:wrap-option="wrap"/>
    </style:style>
    <style:style style:name="gr18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639cm" fo:min-width="0cm" fo:padding-top="0.222cm" fo:padding-bottom="0.222cm" fo:padding-left="0.347cm" fo:padding-right="0.347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2.178cm" fo:min-width="0cm" fo:padding-top="0.222cm" fo:padding-bottom="0.222cm" fo:padding-left="0.347cm" fo:padding-right="0.347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draw:stroke-linejoin="miter" draw:fill="none" draw:textarea-vertical-align="top" draw:auto-grow-height="false" fo:min-height="1.335cm" fo:min-width="1.212cm" fo:padding-top="0.222cm" fo:padding-bottom="0.222cm" fo:padding-left="0.347cm" fo:padding-right="0.347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462cm" fo:min-width="0.323cm" fo:padding-top="0.222cm" fo:padding-bottom="0.222cm" fo:padding-left="0.347cm" fo:padding-right="0.347cm" fo:wrap-option="wrap"/>
    </style:style>
    <style:style style:name="gr28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1.208cm" fo:min-width="0cm" fo:padding-top="0.222cm" fo:padding-bottom="0.222cm" fo:padding-left="0.347cm" fo:padding-right="0.347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.018cm" svg:stroke-color="#b47804" draw:fill="solid" draw:fill-color="#729fcf" draw:opacity-name="msTransGradient_20_1" draw:textarea-vertical-align="top" draw:auto-grow-height="false" fo:min-height="0.638cm" fo:min-width="0.854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827cm" fo:min-width="0.826cm" fo:padding-top="0.222cm" fo:padding-bottom="0.222cm" fo:padding-left="0.347cm" fo:padding-right="0.347cm" fo:wrap-option="wrap"/>
    </style:style>
    <style:style style:name="gr33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.827cm" fo:min-width="0.323cm" fo:padding-top="0.222cm" fo:padding-bottom="0.222cm" fo:padding-left="0.347cm" fo:padding-right="0.347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229cm" svg:stroke-color="#5b9bd5" draw:marker-start-width="0.483cm" draw:marker-end="msArrowEnd_20_8" draw:marker-end-width="0.635cm" draw:marker-end-center="false" svg:stroke-opacity="70%" draw:stroke-linejoin="miter" draw:fill="none" draw:textarea-vertical-align="top" draw:auto-grow-height="false" fo:min-height="0cm" fo:min-width="0.955cm" fo:padding-top="0.222cm" fo:padding-bottom="0.222cm" fo:padding-left="0.347cm" fo:padding-right="0.347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a7500" draw:opacity-name="msTransGradient_20_1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729fcf" draw:opacity-name="msTransGradient_20_1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ca" fo:country="ES" fo:font-style="normal" style:text-underline-style="none" fo:font-weight="normal" fo:background-color="transparent" style:font-name-asian="DejaVu Sans" style:font-size-asian="13pt" style:language-asian="zxx" style:country-asian="none" style:font-style-asian="normal" style:font-weight-asian="normal" style:font-name-complex="DejaVu Sans" style:font-size-complex="13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.397cm" svg:height="1.397cm" svg:x="20.323cm" svg:y="10.271cm">
          <draw:image xlink:href="Pictures/10000001000000E1000000E1BDE849190BEDC355.png" xlink:type="simple" xlink:show="embed" xlink:actuate="onLoad" draw:mime-type="image/png">
            <text:p/>
          </draw:image>
        </draw:frame>
        <draw:frame draw:name="Picture 5" draw:style-name="gr2" draw:text-style-name="P2" draw:layer="layout" svg:width="3.723cm" svg:height="3.722cm" svg:x="10.782cm" svg:y="9.586cm">
          <draw:image xlink:href="Pictures/1000000000000140000001401B833A9E5EDA5AF0.jpg" xlink:type="simple" xlink:show="embed" xlink:actuate="onLoad" draw:mime-type="image/jpeg">
            <text:p/>
          </draw:image>
          <svg:desc>tree-wipp-lindau-coat-of-arms-clip-art.jpg</svg:desc>
        </draw:frame>
        <draw:frame draw:name="Picture 6" draw:style-name="gr2" draw:text-style-name="P2" draw:layer="layout" svg:width="3.722cm" svg:height="3.722cm" svg:x="16.519cm" svg:y="9.172cm">
          <draw:image xlink:href="Pictures/1000000000000140000001401B833A9E5EDA5AF0.jpg" xlink:type="simple" xlink:show="embed" xlink:actuate="onLoad" draw:mime-type="image/jpeg">
            <text:p/>
          </draw:image>
          <svg:desc>tree-wipp-lindau-coat-of-arms-clip-art.jpg</svg:desc>
        </draw:frame>
        <draw:line draw:name="Straight Connector 2" draw:style-name="gr3" draw:text-style-name="P2" draw:layer="layout" svg:x1="5.064cm" svg:y1="13.065cm" svg:x2="22.087cm" svg:y2="11.412cm">
          <text:p/>
        </draw:line>
        <draw:custom-shape draw:name="Rectangle 18" draw:style-name="gr4" draw:text-style-name="P3" draw:layer="layout" svg:width="17.137cm" svg:height="3.106cm" draw:transform="skewX (-0.000698131700797745) rotate (0.096342174710087) translate (5.042cm 13.06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3" draw:layer="layout" svg:width="17.132cm" svg:height="0.97cm" draw:transform="skewX (-0.00104719755119661) rotate (0.096342174710087) translate (5.277cm 15.18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3" draw:layer="layout" svg:width="17.172cm" svg:height="2.143cm" draw:transform="skewX (-0.000523598775598306) rotate (0.096342174710087) translate (5.1cm 14.02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" draw:text-style-name="P5" draw:layer="layout" svg:width="3.466cm" svg:height="0.799cm" svg:x="8.152cm" svg:y="6.072cm">
          <text:p text:style-name="P4"><text:span text:style-name="T1">Precipi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8" draw:text-style-name="P2" draw:layer="layout" svg:width="0.001cm" svg:height="1.85cm" svg:x="10.686cm" svg:y="7.3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22" draw:style-name="gr9" draw:text-style-name="P5" draw:layer="layout" svg:width="3.65cm" svg:height="1.349cm" svg:x="14.171cm" svg:y="8.644cm">
          <text:p text:style-name="P4"><text:span text:style-name="T1">Evaporation from so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10" draw:text-style-name="P2" draw:layer="layout" svg:width="0.043cm" svg:height="1.326cm" svg:x="18.482cm" svg:y="7.5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8" draw:style-name="gr2" draw:text-style-name="P2" draw:layer="layout" svg:width="2.407cm" svg:height="2.461cm" svg:x="17.261cm" svg:y="2.794cm">
          <draw:image xlink:href="Pictures/10000000000000DE000000E35BD36EB3D56D443D.jpg" xlink:type="simple" xlink:show="embed" xlink:actuate="onLoad" draw:mime-type="image/jpeg">
            <text:p/>
          </draw:image>
          <svg:desc>baixa (2).jpeg</svg:desc>
        </draw:frame>
        <draw:custom-shape draw:name="Rectangle 24" draw:style-name="gr11" draw:text-style-name="P5" draw:layer="layout" svg:width="4.622cm" svg:height="0.799cm" svg:x="16.703cm" svg:y="13.707cm">
          <text:p text:style-name="P4"><text:span text:style-name="T1">Plant upt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5" draw:layer="layout" svg:width="4.064cm" svg:height="1.349cm" svg:x="12.176cm" svg:y="6.207cm">
          <text:p text:style-name="P4"><text:span text:style-name="T1">Evaporation of intercepted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13" draw:text-style-name="P2" draw:layer="layout" svg:width="0.005cm" svg:height="1.635cm" svg:x="12.4cm" svg:y="7.8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22" draw:style-name="gr14" draw:text-style-name="P2" draw:layer="layout" svg:width="0.106cm" svg:height="1.977cm" svg:x="16.139cm" svg:y="10.46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23" draw:style-name="gr15" draw:text-style-name="P2" draw:layer="layout" svg:width="0.001cm" svg:height="1.397cm" svg:x="10.696cm" svg:y="10.01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27" draw:style-name="gr16" draw:text-style-name="P5" draw:layer="layout" svg:width="2.798cm" svg:height="0.799cm" svg:x="9.417cm" svg:y="11.314cm">
          <text:p text:style-name="P4"><text:span text:style-name="T1">Net rain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17" draw:text-style-name="P2" draw:layer="layout" svg:width="0.001cm" svg:height="0.939cm" svg:x="18.53cm" svg:y="12.75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25" draw:style-name="gr18" draw:text-style-name="P2" draw:layer="layout" svg:width="0.122cm" svg:height="2.082cm" svg:x="10.703cm" svg:y="12.17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27" draw:style-name="gr8" draw:text-style-name="P2" draw:layer="layout" svg:width="0.001cm" svg:height="1.85cm" svg:x="15.351cm" svg:y="14.71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28" draw:style-name="gr19" draw:text-style-name="P5" draw:layer="layout" svg:width="2.824cm" svg:height="0.801cm" svg:x="9.166cm" svg:y="14.1cm">
          <text:p text:style-name="P4"><text:span text:style-name="T1">Infil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0" draw:text-style-name="P5" draw:layer="layout" svg:width="3.209cm" svg:height="0.801cm" svg:x="15.698cm" svg:y="15.272cm">
          <text:p text:style-name="P4"><text:span text:style-name="T1">Deep drain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5" draw:layer="layout" svg:width="3.108cm" svg:height="1.349cm" svg:x="17.053cm" svg:y="6.21cm">
          <text:p text:style-name="P4"><text:span text:style-name="T1">Woody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22" draw:text-style-name="P2" draw:layer="layout" svg:width="0.059cm" svg:height="2.621cm" svg:x="21.066cm" svg:y="7.52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1" draw:style-name="gr23" draw:text-style-name="P5" draw:layer="layout" svg:width="3.108cm" svg:height="1.349cm" svg:x="19.653cm" svg:y="6.212cm">
          <text:p text:style-name="P4"><text:span text:style-name="T1">Her</text:span><text:span text:style-name="T1">b </text:span><text:span text:style-name="T1">tra</text:span><text:span text:style-name="T1">nsp</text:span><text:span text:style-name="T1">ira</text:span><text:span text:style-name="T1">ti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24" draw:text-style-name="P2" draw:layer="layout" svg:width="1.905cm" svg:height="1.778cm" svg:x="19.287cm" svg:y="11.92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2.604cm" svg:height="2.604cm" svg:x="8.493cm" svg:y="2.651cm">
          <draw:image xlink:href="Pictures/10000001000000E1000000E1BA845A0EBDDB5DB5.png" xlink:type="simple" xlink:show="embed" xlink:actuate="onLoad" draw:mime-type="image/png">
            <text:p/>
          </draw:image>
        </draw:frame>
        <draw:custom-shape draw:name="Rectangle 2" draw:style-name="gr25" draw:text-style-name="P5" draw:layer="layout" svg:width="3.466cm" svg:height="0.799cm" svg:x="8.952cm" svg:y="9.072cm">
          <text:p text:style-name="P4"><text:span text:style-name="T1">Rain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6" draw:text-style-name="P5" draw:layer="layout" svg:width="2.078cm" svg:height="0.799cm" svg:x="7.096cm" svg:y="9.128cm">
          <text:p text:style-name="P4"><text:span text:style-name="T1">S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27" draw:text-style-name="P2" draw:layer="layout" svg:width="1.016cm" svg:height="1.905cm" svg:x="7.985cm" svg:y="7.22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4" draw:style-name="gr28" draw:text-style-name="P2" draw:layer="layout" svg:width="0.001cm" svg:height="1.651cm" svg:x="13.898cm" svg:y="14.86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4" draw:style-name="gr29" draw:text-style-name="P5" draw:layer="layout" svg:width="3.209cm" svg:height="0.801cm" svg:x="10.271cm" svg:y="15.732cm">
          <text:p text:style-name="P4"><text:span text:style-name="T1">Capillarity r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6" draw:layer="layout" svg:width="1.353cm" svg:height="0.887cm" draw:transform="skewX (-0.000698131700797743) rotate (0.096342174710087) translate (7.479cm 12.01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8" draw:text-style-name="P2" draw:layer="layout" svg:width="0.001cm" svg:height="1.85cm" svg:x="8.13cm" svg:y="10.01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8" draw:style-name="gr31" draw:text-style-name="P5" draw:layer="layout" svg:width="1.524cm" svg:height="1.349cm" svg:x="8.72cm" svg:y="11.903cm">
          <text:p text:style-name="P4"><text:span text:style-name="T1">Snow me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32" draw:text-style-name="P2" draw:layer="layout" svg:width="1.519cm" svg:height="1.27cm" svg:x="8.502cm" svg:y="12.91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Straight Arrow Connector 7" draw:style-name="gr33" draw:text-style-name="P2" draw:layer="layout" svg:width="1.016cm" svg:height="1.27cm" svg:x="5.364cm" svg:y="12.58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6" draw:style-name="gr34" draw:text-style-name="P5" draw:layer="layout" svg:width="2.824cm" svg:height="1.349cm" svg:x="6.166cm" svg:y="13.6cm">
          <text:p text:style-name="P4"><text:span text:style-name="T1">Saturation ex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35" draw:text-style-name="P2" draw:layer="layout" svg:width="1.648cm" svg:height="0.001cm" svg:x="5.445cm" svg:y="12.429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angle 9" draw:style-name="gr36" draw:text-style-name="P5" draw:layer="layout" svg:width="2.824cm" svg:height="1.349cm" svg:x="4.966cm" svg:y="10.8cm">
          <text:p text:style-name="P4"><text:span text:style-name="T1">Infiltration ex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5" draw:layer="layout" svg:width="3.209cm" svg:height="1.349cm" svg:x="2.635cm" svg:y="11.695cm">
          <text:p text:style-name="P4"><text:span text:style-name="T1">Surface </text:span></text:p>
          <text:p text:style-name="P4"><text:span text:style-name="T1">run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37%" draw:end="37%" draw:angle="185.6deg" draw:border="0%"/>
    <draw:marker draw:name="Arrow" svg:viewBox="0 0 20 30" svg:d="M10 0l-10 30h20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0T12:12:56.967040667</meta:creation-date>
    <dc:date>2024-04-10T14:44:05.092053316</dc:date>
    <meta:editing-duration>PT2H31M3S</meta:editing-duration>
    <meta:editing-cycles>14</meta:editing-cycles>
    <meta:generator>LibreOffice/7.3.7.2$Linux_X86_64 LibreOffice_project/30$Build-2</meta:generator>
    <meta:document-statistic meta:object-count="42"/>
  </office:meta>
</office:document-meta>
</file>